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08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2.5661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e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RECTIV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S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k 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 </text:p>
          </table:table-cell>
          <table:table-cell office:value-type="float" office:value="1459" calcext:value-type="float">
            <text:p>14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eams and Distribu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tions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obj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mory Allocation and Management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loop </text:p>
          </table:table-cell>
          <table:table-cell office:value-type="float" office:value="160" calcext:value-type="float">
            <text:p>16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 table:number-columns-spanned="3" table:number-rows-spanned="1">
            <text:p><text:s/>Parallel Control <text:s/>Loop <text:s/>Task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aster 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 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arallel for simd </text:p>
          </table:table-cell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hreadprivate 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 Privacy and Shar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for </text:p>
          </table:table-cell>
          <table:table-cell office:value-type="float" office:value="4112" calcext:value-type="float">
            <text:p>4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equires </text:p>
          </table:table-cell>
          <table:table-cell office:value-type="float" office:value="37" calcext:value-type="float">
            <text:p>3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ume 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group </text:p>
          </table:table-cell>
          <table:table-cell office:value-type="float" office:value="44" calcext:value-type="float">
            <text:p>4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tomic </text:p>
          </table:table-cell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ier 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tion 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simd 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office:value-type="float" office:value="2259" calcext:value-type="float">
            <text:p>2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loop simd 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 table:number-columns-spanned="4" table:number-rows-spanned="1">
            <text:p><text:s/>Parallel Control <text:s/>Loop <text:s/>Task <text:s/>SIMD \\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imd </text:p>
          </table:table-cell>
          <table:table-cell office:value-type="float" office:value="1032" calcext:value-type="float">
            <text:p>1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ordered 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e 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directive 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ate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mory Allocation and Management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s </text:p>
          </table:table-cell>
          <table:table-cell office:value-type="float" office:value="78" calcext:value-type="float">
            <text:p>7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Teams and Distribu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</text:p>
          </table:table-cell>
          <table:table-cell office:value-type="float" office:value="2130" calcext:value-type="float">
            <text:p>2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<text:s/>Parallel Control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flush 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e 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arallel sections 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</text:p>
          </table:table-cell>
          <table:table-cell office:value-type="float" office:value="7024" calcext:value-type="float">
            <text:p>7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bute </text:p>
          </table:table-cell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wait </text:p>
          </table:table-cell>
          <table:table-cell office:value-type="float" office:value="522" calcext:value-type="float">
            <text:p>52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yield 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31T11:39:48.130111430</dc:date>
    <meta:editing-duration>PT6M18S</meta:editing-duration>
    <meta:editing-cycles>1</meta:editing-cycles>
    <meta:document-statistic meta:table-count="1" meta:cell-count="152" meta:object-count="0"/>
    <meta:generator>LibreOffice/25.2.4.3$Linux_X86_64 LibreOffice_project/520$Build-3</meta:generator>
  </office:meta>
</office:document-meta>
</file>